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24-12-2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24-02-14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22-12-2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21-12-2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20-12-2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9-12-23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9-01-3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7-12-20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6-12-19 19:4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5-12-30 20:1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3-12-18 20:37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3-01-15 18:0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2-01-05 20:0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10-12-29 15:5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8-12-30 20:3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8-01-13 19:2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6-12-27 15:1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30993454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